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4"/>
    <style:style style:name="P82" style:family="paragraph" style:parent-style-name="Standard" style:list-style-name="L7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3</text:p>
      <text:list xml:id="list1754950034215423945" text:style-name="L74">
        <text:list-item>
          <text:p text:style-name="P81">version 3.6.2 would open .xlsx Report file on Mac, but not Windows. This version attempts to fix that (Windows needs a different command to open a file).<text:line-break/></text:p>
        </text:list-item>
      </text:list>
      <text:p text:style-name="Standard">version 3.6.2</text:p>
      <text:list xml:id="list2071048702899336696" text:style-name="L1">
        <text:list-item>
          <text:p text:style-name="P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205606276595096967" text:style-name="L2">
        <text:list-item>
          <text:p text:style-name="P1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3153982376983146285" text:style-name="L3">
        <text:list-item>
          <text:p text:style-name="P1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1"><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soft-pag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26737764680900991" text:style-name="L4">
        <text:list-item>
          <text:p text:style-name="P12">fixed another bug in penumbral curve fit and removed diagnostic printouts.<text:line-break/></text:p>
        </text:list-item>
      </text:list>
      <text:p text:style-name="Standard">version 3.5.8</text:p>
      <text:list xml:id="list7756989154031892842" text:style-name="L5">
        <text:list-item>
          <text:p text:style-name="P13">fixed a number of bugs in the penumbral curve fit code<text:line-break/></text:p>
        </text:list-item>
      </text:list>
      <text:p text:style-name="Standard">version 3.5.7</text:p>
      <text:list xml:id="list9216282031808595233" text:style-name="L6">
        <text:list-item>
          <text:p text:style-name="P1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47960493148536551" text:style-name="L7">
        <text:list-item>
          <text:p text:style-name="P1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007939679054653868" text:style-name="L8">
        <text:list-item>
          <text:p text:style-name="P1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676481548590384284" text:style-name="L9">
        <text:list-item>
          <text:p text:style-name="P1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577666070280160603" text:style-name="L10">
        <text:list-item>
          <text:p text:style-name="P18">removed the blank lines between header lines extracted from the csv file and placed in the log file --- this makes it easier to look at the newly added aperture settings (so just a tiny cosmetic change).<text:line-break/><text:soft-page-break/></text:p>
        </text:list-item>
      </text:list>
      <text:p text:style-name="Standard">version 3.5.2</text:p>
      <text:list xml:id="list8572503926935321840" text:style-name="L11">
        <text:list-item>
          <text:p text:style-name="P1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092910614324884917" text:style-name="L12">
        <text:list-item>
          <text:p text:style-name="P20">Added additional references to the North American Excel Spreadsheet report in the new section of the final report that bangs on about the start-of-exposure timing convention.<text:line-break/></text:p>
        </text:list-item>
      </text:list>
      <text:p text:style-name="Standard">version 3.5.0</text:p>
      <text:list xml:id="list3710105483844507722" text:style-name="L13">
        <text:list-item>
          <text:p text:style-name="P2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1">NEW: when 'trims' have been placed, a 'write csv' process will honor those values and produce a 'trimmed' output file.<text:line-break/></text:p>
        </text:list-item>
        <text:list-item>
          <text:p text:style-name="P21">NEW: when a light curve has been 'normalized', the changed values are written to the data table where, once again, a 'write csv' process will capture the results.<text:line-break/></text:p>
        </text:list-item>
        <text:list-item>
          <text:p text:style-name="P21">Added additional reminders that the start-of-exposure timestamp/timing convention is employed.</text:p>
        </text:list-item>
      </text:list>
      <text:p text:style-name="Standard"/>
      <text:p text:style-name="Standard">version 3.4.9</text:p>
      <text:list xml:id="list7300050492199782658" text:style-name="L14">
        <text:list-item>
          <text:p text:style-name="P22">Added some explanatory language to the “Excel report” section regarding the proper interpretation of the 'false positive probability' number.<text:line-break/></text:p>
        </text:list-item>
      </text:list>
      <text:p text:style-name="Standard">version 3.4.8</text:p>
      <text:list xml:id="list5705667367724511984" text:style-name="L15">
        <text:list-item>
          <text:p text:style-name="P23">This version deals more realistically with high magDrop lightcurves by defining a 'limiting magDrop' as: <text:line-break/><text:line-break/><text:tab/>limMagDrop = 2.5 * log10( B / std(A) ) <text:line-break/><text:soft-page-break/><text:line-break/><text:tab/>std(A) is the noise level of A.</text:p>
          <text:p text:style-name="P2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813719066134911722" text:style-name="L16">
        <text:list-item>
          <text:p text:style-name="P24">Automatically loads the correct version of Adv2<text:line-break/></text:p>
        </text:list-item>
      </text:list>
      <text:p text:style-name="Standard">version 3.4.6</text:p>
      <text:list xml:id="list7212085823427043666" text:style-name="L17">
        <text:list-item>
          <text:p text:style-name="P25">Adds AAV Version 2 file as a type that can be read (important when Do OCR check is enabled)</text:p>
        </text:list-item>
      </text:list>
      <text:p text:style-name="Standard"/>
      <text:p text:style-name="Standard">version 3.4.5</text:p>
      <text:list xml:id="list1799758545905830280" text:style-name="L18">
        <text:list-item>
          <text:p text:style-name="P26">Fixes block integration which was failing when more than 4 lightcurves were being processed.<text:line-break/></text:p>
        </text:list-item>
        <text:list-item>
          <text:p text:style-name="P26">Made use diff and Do OCR checkboxes sticky.<text:line-break/></text:p>
        </text:list-item>
      </text:list>
      <text:p text:style-name="Standard">version 3.4.4</text:p>
      <text:list xml:id="list7661031119981353103" text:style-name="L19">
        <text:list-item>
          <text:p text:style-name="P2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text:soft-page-break/></text:p>
      <text:p text:style-name="Standard">version 3.4.3</text:p>
      <text:list xml:id="list8301340979356403897" text:style-name="L20">
        <text:list-item>
          <text:p text:style-name="P2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389263129243502125" text:style-name="L21">
        <text:list-item>
          <text:p text:style-name="P2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264942903596603372" text:style-name="L22">
        <text:list-item>
          <text:p text:style-name="P3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530875897074810197" text:style-name="L23">
        <text:list-item>
          <text:p text:style-name="P3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soft-page-break/></text:p>
        </text:list-item>
      </text:list>
      <text:p text:style-name="Standard">version 3.3.9</text:p>
      <text:list xml:id="list2221873676101928557" text:style-name="L24">
        <text:list-item>
          <text:p text:style-name="P32">Automatically installs cv2 if not already present. <text:s/>This package is needed for the new frame view feature.<text:line-break/></text:p>
        </text:list-item>
      </text:list>
      <text:p text:style-name="Standard">version 3.3.8</text:p>
      <text:list xml:id="list7482142971623959001" text:style-name="L25">
        <text:list-item>
          <text:p text:style-name="P3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289940272269207573" text:style-name="L26">
        <text:list-item>
          <text:p text:style-name="P34">A new button (View frame) with an associated spinner for entry of a frame number has been added:</text:p>
          <text:p text:style-name="P3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text:soft-page-break/>version 3.3.5:</text:p>
      <text:list xml:id="list3283595695239495733" text:style-name="L27">
        <text:list-item>
          <text:p text:style-name="P3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838064559523565769" text:style-name="L28">
        <text:list-item>
          <text:p text:style-name="P3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204167182335214226" text:style-name="L29">
        <text:list-item>
          <text:p text:style-name="P3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85310308340204174" text:style-name="L30">
        <text:list-item>
          <text:p text:style-name="P3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808495159390982873" text:style-name="L31">
        <text:list-item>
          <text:p text:style-name="P39">Changed main plot so that the scroll wheel only zooms the x axis.</text:p>
        </text:list-item>
        <text:list-item>
          <text:p text:style-name="P39">Changed lightcurve plot so that it conforms properly to 'start-of-exposure'.<text:line-break/></text:p>
        </text:list-item>
      </text:list>
      <text:p text:style-name="Standard">version 3.2.8</text:p>
      <text:list xml:id="list7383855455751900270" text:style-name="L32">
        <text:list-item>
          <text:p text:style-name="P40">Changed font size in help files --- it was fine for Mac but too big for Win10<text:line-break/></text:p>
        </text:list-item>
      </text:list>
      <text:p text:style-name="Standard">version 3.2.7</text:p>
      <text:list xml:id="list7613463271416170100" text:style-name="L33">
        <text:list-item>
          <text:p text:style-name="P4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780342917346679241" text:style-name="L34">
        <text:list-item>
          <text:p text:style-name="P42">This is a 'cosmetic' release --- there should be NO detectable differences from version 3.2.5 in terms of functionality.</text:p>
        </text:list-item>
        <text:list-item>
          <text:p text:style-name="P42">All python files were brought into compliance with PEP 8 coding standards. <text:s/><text:soft-page-break/>Only I care about that.</text:p>
        </text:list-item>
        <text:list-item>
          <text:p text:style-name="P4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2">All this 'cosmetic' work is in preparation for working on PyOTE issues again.<text:line-break/> </text:p>
        </text:list-item>
      </text:list>
      <text:p text:style-name="Standard">version 3.2.5</text:p>
      <text:list xml:id="list5894236100598668679" text:style-name="L35">
        <text:list-item>
          <text:p text:style-name="P4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632866534715842085" text:style-name="L36">
        <text:list-item>
          <text:p text:style-name="P44">Modified the test for newer version to accommodate the different strings returned by pip 18.1 and pip 19.0+</text:p>
        </text:list-item>
        <text:list-item>
          <text:p text:style-name="P44">Added ability to invoke PyOTE from PyMovie with an externally supplied csv file that is automatically opened.<text:line-break/></text:p>
        </text:list-item>
      </text:list>
      <text:p text:style-name="Standard">version 3.2.3</text:p>
      <text:list xml:id="list5625840333270667915" text:style-name="L37">
        <text:list-item>
          <text:p text:style-name="P4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5">Added support for the PyMovie csv format<text:line-break/></text:p>
        </text:list-item>
      </text:list>
      <text:p text:style-name="Standard">version 3.2.1</text:p>
      <text:list xml:id="list5472490195731074019" text:style-name="L38">
        <text:list-item>
          <text:p text:style-name="P4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837052640707723902" text:style-name="L39">
        <text:list-item>
          <text:p text:style-name="P47">Changed GUI to better align text on min max edit boxes to avoid confusion.<text:line-break/></text:p>
        </text:list-item>
      </text:list>
      <text:p text:style-name="Standard">version 3.1.9</text:p>
      <text:list xml:id="list5920670807723083588" text:style-name="L40">
        <text:list-item>
          <text:p text:style-name="P48">Fixed a bug in the test for a min/max solution search being constrained by a too large min value.<text:line-break/></text:p>
        </text:list-item>
      </text:list>
      <text:p text:style-name="Standard"><text:soft-page-break/>version 3.1.8</text:p>
      <text:list xml:id="list1787099140570751495" text:style-name="L41">
        <text:list-item>
          <text:p text:style-name="P49">version 3.1.7 was released without an updated version history. <text:s/>Here is what was changed in 3.1.7:<text:line-break/></text:p>
        </text:list-item>
        <text:list-item>
          <text:p text:style-name="P4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466125106652172725" text:style-name="L42">
        <text:list-item>
          <text:p text:style-name="P50">Values entered in the Manual Timestamp Entry dialog box are now 'sticky', thus making corrections easy to do without requiring re-entry of all data. </text:p>
          <text:p text:style-name="P50"><text:line-break/>Also trapped is the case where a user has entered a custom frame time but failed to click the radio button indicating that it is to be used.<text:line-break/></text:p>
        </text:list-item>
      </text:list>
      <text:p text:style-name="Standard">version 3.1.5:</text:p>
      <text:list xml:id="list1174600094661704002" text:style-name="L43">
        <text:list-item>
          <text:p text:style-name="P5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856231839208379023" text:style-name="L44">
        <text:list-item>
          <text:p text:style-name="P52">Fixed error in new dropped reading detection logic when light curve was processed in field mode.<text:line-break/></text:p>
        </text:list-item>
        <text:list-item>
          <text:p text:style-name="P52">Cleaned up some language in tooltips.<text:line-break/></text:p>
        </text:list-item>
      </text:list>
      <text:p text:style-name="Standard">version 3.1.3:</text:p>
      <text:list xml:id="list1766424507273741279" text:style-name="L45">
        <text:list-item>
          <text:p text:style-name="P5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3">Eliminated the 'entry num' column in the data matrix at the lower left of the GUI. The 'entry num' is unused and a possible source of confusion with the frame or <text:soft-page-break/>field number for the unwary.<text:line-break/></text:p>
        </text:list-item>
        <text:list-item>
          <text:p text:style-name="P5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339293079875546803" text:style-name="L46">
        <text:list-item>
          <text:p text:style-name="P5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005603902838486693" text:style-name="L47">
        <text:list-item>
          <text:p text:style-name="P5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068948476325136251" text:style-name="L48">
        <text:list-item>
          <text:p text:style-name="P5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343568997757853938" text:style-name="L49">
        <text:list-item>
          <text:p text:style-name="P5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3635914285468899080" text:style-name="L50">
        <text:list-item>
          <text:p text:style-name="P5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379157299471414781" text:style-name="L51">
        <text:list-item>
          <text:p text:style-name="P5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468750434989234587" text:style-name="L52">
        <text:list-item>
          <text:p text:style-name="P6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512970445468280089" text:style-name="L53">
        <text:list-item>
          <text:p text:style-name="P61">Disable the Accept integration button when user overrides an automatic block analysis with a manual block selection followed by a click on the Block integrate button.<text:line-break/></text:p>
        </text:list-item>
      </text:list>
      <text:p text:style-name="Standard">version 2.1.4:</text:p>
      <text:list xml:id="list4950175848522796319" text:style-name="L54">
        <text:list-item>
          <text:p text:style-name="P62">Corrected a bug that kept manual selection of block integration from being performed after a refusal to accept the automatic block analysis results.<text:line-break/></text:p>
        </text:list-item>
      </text:list>
      <text:p text:style-name="Standard">version 2.1.3:</text:p>
      <text:list xml:id="list3063532386020602197" text:style-name="L55">
        <text:list-item>
          <text:p text:style-name="P6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639013814100457721" text:style-name="L56">
        <text:list-item>
          <text:p text:style-name="P6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821443383767392724" text:style-name="L57">
        <text:list-item>
          <text:p text:style-name="P65">Added progress bar tracking of block integration analysis because it can take an extended amount of time to complete the analysis when the light curve has many points.<text:line-break/></text:p>
        </text:list-item>
      </text:list>
      <text:p text:style-name="Standard">version 2.1.0</text:p>
      <text:list xml:id="list2207247819539823768" text:style-name="L58">
        <text:list-item>
          <text:p text:style-name="P66"><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778028298629953499" text:style-name="L59">
        <text:list-item>
          <text:p text:style-name="P67">Made the selection of Tooltip display 'sticky'</text:p>
        </text:list-item>
        <text:list-item>
          <text:p text:style-name="P67">Duration calculation when D and R span midnight now handled correctly</text:p>
        </text:list-item>
      </text:list>
      <text:p text:style-name="Standard"/>
      <text:p text:style-name="Standard">version 2.0.8</text:p>
      <text:list xml:id="list6024213597216747986" text:style-name="L60">
        <text:list-item>
          <text:p text:style-name="P68">toolTips changed to invoke and display in a custom dialog box that can be moved and resized to better accommodate legacy displays</text:p>
        </text:list-item>
        <text:list-item>
          <text:p text:style-name="P68">Calc flash timing calculation fixed to properly deal with the non-integer frame numbers that can result from field processed csv files</text:p>
        </text:list-item>
        <text:list-item>
          <text:p text:style-name="P68">Flash timing has been verified to work with integrated light curves</text:p>
        </text:list-item>
        <text:list-item>
          <text:p text:style-name="P6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142440368744533840" text:style-name="L61">
        <text:list-item>
          <text:p text:style-name="P69">Adds a button to calculate the edge position of an LED timing flash.</text:p>
        </text:list-item>
        <text:list-item>
          <text:p text:style-name="P6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9">Adds a checkbox to force manual entry of timestamp info. <text:s/>This is useful when OCR on a VTI timed light curve has catastrophic errors. <text:s/>It is always employed when using LED flash timing.</text:p>
        </text:list-item>
      </text:list>
      <text:list xml:id="list8870038434911427431" text:style-name="L62">
        <text:list-item>
          <text:p text:style-name="P7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201409188445587488" text:style-name="L63">
        <text:list-item>
          <text:p text:style-name="P7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95929264313718979" text:style-name="L64">
        <text:list-item>
          <text:p text:style-name="P72"><text:soft-page-break/>files generated by pyote now contain PYOTE in the filename.<text:line-break/></text:p>
        </text:list-item>
        <text:list-item>
          <text:p text:style-name="P7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625028787731732341" text:style-name="L65">
        <text:list-item>
          <text:p text:style-name="P7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764621100969717891" text:style-name="L66">
        <text:list-item>
          <text:p text:style-name="P7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94420098501581754" text:style-name="L67">
        <text:list-item>
          <text:p text:style-name="P7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034676710616112849" text:style-name="L68">
        <text:list-item>
          <text:p text:style-name="P76">improved handling of D and R region selection so that one cannot enter an invalid configuration --- automatic corrections/changes are applied.<text:line-break/></text:p>
        </text:list-item>
        <text:list-item>
          <text:p text:style-name="P7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239559515294583632" text:style-name="L69">
        <text:list-item>
          <text:p text:style-name="P7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940704427739500933" text:style-name="L70">
        <text:list-item>
          <text:p text:style-name="P78">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7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893162703289916012" text:style-name="L71">
        <text:list-item>
          <text:p text:style-name="P7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285199710465233724" text:style-name="L72">
        <text:list-item>
          <text:p text:style-name="P8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245152044997453107" text:style-name="L73">
        <text:list-item>
          <text:p text:style-name="P8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9T20:35:36</dc:date>
    <meta:editing-cycles>108</meta:editing-cycles>
    <meta:editing-duration>PT22H12M41S</meta:editing-duration>
    <meta:document-statistic meta:table-count="0" meta:image-count="3" meta:object-count="0" meta:page-count="16" meta:paragraph-count="206" meta:word-count="6104" meta:character-count="35597"/>
    <meta:template xlink:type="simple" xlink:actuate="onRequest" xlink:title="" xlink:href="Normal"/>
  </office:meta>
</office:document-meta>
</file>